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98in"/>
    </style:style>
    <style:style style:name="co2" style:family="table-column">
      <style:table-column-properties fo:break-before="auto" style:column-width="5.3209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fo:border="0.06pt solid #000000"/>
    </style:style>
    <style:style style:name="ce2" style:family="table-cell" style:parent-style-name="Default">
      <style:table-cell-properties fo:background-color="#dee6ef" fo:border="0.06pt solid #000000"/>
    </style:style>
    <style:style style:name="ce3" style:family="table-cell" style:parent-style-name="Default">
      <style:table-cell-properties fo:background-color="#ffd8ce" fo:border="0.06pt solid #000000"/>
    </style:style>
    <style:style style:name="ce4" style:family="table-cell" style:parent-style-name="Default">
      <style:table-cell-properties fo:background-color="#e0c2cd" fo:border="0.06pt solid #000000"/>
    </style:style>
    <style:style style:name="ce5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keyexp_test-MAX-SUCC_D30-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SRYPR9cmHGCRoRL</text:p>
          </table:table-cell>
          <table:table-cell table:style-name="ce1" office:value-type="string" calcext:value-type="string">
            <text:p>kexprocIV04(kexprocIII6(kexprocIII5(kexprocIV07(kexproc5(kexprocIV01(a))))))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CSRYPR9cmHGCRoRL</text:p>
          </table:table-cell>
          <table:table-cell table:style-name="ce1" office:value-type="string" calcext:value-type="string">
            <text:p>kexprocIII5(kexprocIII1(kexprocIV05(kexprocIII2(kexprocIV07(kexproc6(a))))))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CSRYPR9cmHGCRoRL</text:p>
          </table:table-cell>
          <table:table-cell table:style-name="ce1" office:value-type="string" calcext:value-type="string">
            <text:p>kexproc4(kexproc1(kexproc5(kexproc2(kexprocIII5(kexproc3(a))))))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string" calcext:value-type="string">
            <text:p>CSRYPR9cmHGCRoRL</text:p>
          </table:table-cell>
          <table:table-cell table:style-name="ce1" office:value-type="string" calcext:value-type="string">
            <text:p>kexproc1(kexproc4(kexproc5(kexproc2(kexprocIII5(kexproc3(a))))))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string" calcext:value-type="string">
            <text:p>CSRYPR9cmHGCRoRL</text:p>
          </table:table-cell>
          <table:table-cell table:style-name="ce1" office:value-type="string" calcext:value-type="string">
            <text:p>kexprocIII3(kexprocIV04(kexprocIV01(kexprocIII4(kexprocIV07(kexprocIII1(a))))))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string" calcext:value-type="string">
            <text:p>zvG8^gnj3@ZW@f8t</text:p>
          </table:table-cell>
          <table:table-cell table:style-name="ce1" office:value-type="string" calcext:value-type="string">
            <text:p>kexprocIV06(kexprocIII1(kexproc1(kexprocIII4(kexproc2(kexproc4(a))))))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TmL%JhpH*ib0</text:p>
          </table:table-cell>
          <table:table-cell table:style-name="ce2" office:value-type="string" calcext:value-type="string">
            <text:p>kexprocIII2(kexprocIII4(kexprocIV06(kexproc2(kexproc1(kexprocIII5(a))))))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string" calcext:value-type="string">
            <text:p>TmL%JhpH*ib0</text:p>
          </table:table-cell>
          <table:table-cell table:style-name="ce2" office:value-type="string" calcext:value-type="string">
            <text:p>kexproc6(kexprocIII3(kexprocIV0(kexprocIV03(kexprocIII1(kexprocIV04(a))))))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string" calcext:value-type="string">
            <text:p>CSRYPR9cmHGCRoRL</text:p>
          </table:table-cell>
          <table:table-cell table:style-name="ce2" office:value-type="string" calcext:value-type="string">
            <text:p>kexprocIII2(kexprocIV03(kexprocIV0(kexproc1(kexprocIII4(kexprocIII3(a))))))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string" calcext:value-type="string">
            <text:p>CSRYPR9cmHGCRoRL</text:p>
          </table:table-cell>
          <table:table-cell table:style-name="ce2" office:value-type="string" calcext:value-type="string">
            <text:p>kexprocIV02(kexproc5(kexprocIV05(kexprocIV06(kexprocIV04(kexprocIV0(a))))))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string" calcext:value-type="string">
            <text:p>zvG8^gnj3@ZW@f8t</text:p>
          </table:table-cell>
          <table:table-cell table:style-name="ce2" office:value-type="string" calcext:value-type="string">
            <text:p>kexprocIV02(kexproc2(kexproc6(kexprocIV05(kexprocIII1(kexprocIV07(a))))))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passw0rd</text:p>
          </table:table-cell>
          <table:table-cell table:style-name="ce3" office:value-type="string" calcext:value-type="string">
            <text:p>kexprocIII5(kexprocIV06(kexprocIII1(kexproc6(kexproc3(kexprocIV0(a)))))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string" calcext:value-type="string">
            <text:p>CSRYPR9cmHGCRoRL</text:p>
          </table:table-cell>
          <table:table-cell table:style-name="ce2" office:value-type="string" calcext:value-type="string">
            <text:p>kexprocIII3(kexprocIV04(kexproc2(kexprocIV05(kexprocIII6(kexproc1(a))))))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Richard McClintock</text:p>
          </table:table-cell>
          <table:table-cell table:style-name="ce3" office:value-type="string" calcext:value-type="string">
            <text:p>kexprocIII3(kexproc4(kexprocIV02(kexprocIV05(kexprocIV04(kexproc1(a))))))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zvG8^gnj3@ZW@f8t</text:p>
          </table:table-cell>
          <table:table-cell table:style-name="ce3" office:value-type="string" calcext:value-type="string">
            <text:p>kexprocIV04(kexprocIV05(kexproc6(kexprocIV03(kexprocIII6(kexproc4(a))))))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string" calcext:value-type="string">
            <text:p>passw0rd</text:p>
          </table:table-cell>
          <table:table-cell table:style-name="ce3" office:value-type="string" calcext:value-type="string">
            <text:p>kexprocIV03(kexproc3(kexprocIV04(kexprocIII1(kexprocIV0(kexprocIII3(a)))))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string" calcext:value-type="string">
            <text:p>Richard McClintock</text:p>
          </table:table-cell>
          <table:table-cell table:style-name="ce3" office:value-type="string" calcext:value-type="string">
            <text:p>kexprocIV04(kexprocIV0(kexprocIV07(kexprocIII5(kexproc1(kexproc5(a))))))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string" calcext:value-type="string">
            <text:p>Richard McClintock</text:p>
          </table:table-cell>
          <table:table-cell table:style-name="ce3" office:value-type="string" calcext:value-type="string">
            <text:p>kexprocIII2(kexprocIV02(kexprocIV06(kexproc5(kexproc6(kexprocIII5(a))))))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" calcext:value-type="float">
            <text:p>125</text:p>
          </table:table-cell>
        </table:table-row>
        <table:table-row table:style-name="ro1">
          <table:table-cell table:style-name="ce4" office:value-type="string" calcext:value-type="string">
            <text:p>TmL%JhpH*ib0</text:p>
          </table:table-cell>
          <table:table-cell table:style-name="ce4" office:value-type="string" calcext:value-type="string">
            <text:p>kexproc4(kexprocIV07(kexproc5(kexproc3(kexprocIV04(kexproc2(a))))))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table:style-name="ce4" office:value-type="string" calcext:value-type="string">
            <text:p>TmL%JhpH*ib0</text:p>
          </table:table-cell>
          <table:table-cell table:style-name="ce4" office:value-type="string" calcext:value-type="string">
            <text:p>kexprocIV07(kexproc4(kexproc1(kexprocIV06(kexprocIV03(kexprocIV05(a))))))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table:style-name="ce5" office:value-type="string" calcext:value-type="string">
            <text:p>kexproc6(kexprocIII2(kexproc2(kexprocIV02(kexprocIV06(kexprocIV05(a))))))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III3(kexprocIV06(kexprocIV02(kexproc3(kexprocIV01(kexprocIII2(a))))))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4" office:value-type="string" calcext:value-type="string">
            <text:p>Richard McClintock</text:p>
          </table:table-cell>
          <table:table-cell table:style-name="ce4" office:value-type="string" calcext:value-type="string">
            <text:p>kexproc6(kexproc1(kexprocIV01(kexprocIV0(kexprocIV06(kexprocIV04(a))))))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table:style-name="ce4" office:value-type="string" calcext:value-type="string">
            <text:p>TmL%JhpH*ib0</text:p>
          </table:table-cell>
          <table:table-cell table:style-name="ce4" office:value-type="string" calcext:value-type="string">
            <text:p>kexprocIII6(kexprocIII1(kexprocIV05(kexprocIII5(kexproc3(kexproc4(a))))))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CSRYPR9cmHGCRoRL</text:p>
          </table:table-cell>
          <table:table-cell table:style-name="ce5" office:value-type="string" calcext:value-type="string">
            <text:p>kexprocIV05(kexprocIII5(kexprocIV06(kexprocIII2(kexproc2(kexprocIV07(a))))))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TmL%JhpH*ib0</text:p>
          </table:table-cell>
          <table:table-cell table:style-name="ce5" office:value-type="string" calcext:value-type="string">
            <text:p>kexproc4(kexproc5(kexprocIV01(kexprocIV06(kexprocIII6(kexprocIV03(a))))))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table:style-name="ce4" office:value-type="string" calcext:value-type="string">
            <text:p>TmL%JhpH*ib0</text:p>
          </table:table-cell>
          <table:table-cell table:style-name="ce4" office:value-type="string" calcext:value-type="string">
            <text:p>kexproc5(kexprocIV06(kexproc1(kexprocIV01(kexprocIII1(kexprocIV02(a))))))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table:style-name="ce4" office:value-type="string" calcext:value-type="string">
            <text:p>TmL%JhpH*ib0</text:p>
          </table:table-cell>
          <table:table-cell table:style-name="ce4" office:value-type="string" calcext:value-type="string">
            <text:p>kexproc3(kexprocIII2(kexproc5(kexprocIV06(kexproc4(kexprocIV02(a))))))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kexprocIV06(kexprocIV04(kexproc3(kexproc1(kexprocIV03(kexprocIII3(a))))))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5(kexproc6(kexproc3(kexprocIV05(kexprocIII6(kexproc2(a))))))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TmL%JhpH*ib0</text:p>
          </table:table-cell>
          <table:table-cell table:style-name="ce5" office:value-type="string" calcext:value-type="string">
            <text:p>kexproc6(kexprocIII2(kexprocIV05(kexprocIV06(kexprocIII4(kexprocIV07(a))))))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table:style-name="ce5" office:value-type="string" calcext:value-type="string">
            <text:p>passw0rd</text:p>
          </table:table-cell>
          <table:table-cell table:style-name="ce5" office:value-type="string" calcext:value-type="string">
            <text:p>kexprocIV07(kexproc6(kexprocIII6(kexproc4(kexproc1(kexproc3(a))))))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kexprocIII4(kexproc5(kexprocIII3(kexprocIV03(kexprocIV02(kexproc4(a))))))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IV06(kexproc4(kexproc5(kexproc3(kexprocIII4(kexprocIV07(a))))))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kexproc1(kexproc6(kexprocIV07(kexprocIII4(kexprocIII1(kexprocIV05(a))))))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table:style-name="ce5" office:value-type="string" calcext:value-type="string">
            <text:p>kexproc1(kexproc3(kexprocIII3(kexprocIII1(kexprocIV03(kexprocIV04(a))))))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kexprocIII2(kexprocIV02(kexproc6(kexprocIV0(kexproc3(kexprocIV06(a))))))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kexprocIV01(kexprocIV0(kexprocIII2(kexprocIV06(kexproc6(kexprocIV05(a))))))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III2(kexproc3(kexprocIV07(kexproc6(kexprocIV06(kexprocIII6(a))))))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IV04(kexprocIII2(kexprocIV05(kexprocIV0(kexproc1(kexproc6(a))))))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IV06(kexprocIII3(kexproc6(kexprocIV07(kexproc1(kexproc2(a))))))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table:style-name="ce5" office:value-type="string" calcext:value-type="string">
            <text:p>kexproc6(kexprocIV04(kexproc1(kexproc5(kexproc2(kexprocIII1(a))))))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kexprocIV01(kexproc6(kexprocIV03(kexproc1(kexprocIII3(kexprocIII1(a))))))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kexprocIV06(kexproc3(kexprocIV04(kexprocIV03(kexprocIV01(kexproc5(a))))))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kexprocIII3(kexprocIV02(kexprocIV04(kexprocIV06(kexprocIV03(kexprocIV05(a))))))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kexprocIII4(kexproc6(kexprocIV03(kexprocIII1(kexprocIV01(kexprocIV07(a))))))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IV0(kexprocIV02(kexprocIV07(kexprocIII3(kexprocIV05(kexproc5(a))))))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kexprocIV06(kexprocIV05(kexprocIV03(kexprocIV07(kexprocIII6(kexproc6(a))))))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III6(kexproc4(kexprocIV04(kexprocIV05(kexproc6(kexprocIV03(a))))))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IV07(kexprocIII1(kexprocIV04(kexprocIV05(kexprocIV02(kexproc2(a))))))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2(kexprocIV06(kexprocIV04(kexprocIV02(kexprocIII6(kexprocIII5(a))))))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4(kexprocIV01(kexprocIV04(kexprocIV02(kexproc2(kexprocIV0(a))))))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kexprocIV01(kexproc4(kexprocIV03(kexprocIV02(kexproc1(kexprocIII6(a))))))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kexprocIII2(kexprocIV07(kexprocIV03(kexproc1(kexprocIV04(kexproc6(a))))))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1(kexproc4(kexprocIV03(kexprocIV0(kexprocIII4(kexprocIII1(a))))))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III6(kexproc1(kexprocIV03(kexprocIV05(kexprocIII4(kexproc3(a))))))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1(kexprocIV0(kexprocIV04(kexprocIII6(kexproc6(kexprocIV02(a))))))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kexprocIV0(kexprocIV04(kexprocIV03(kexprocIV07(kexproc4(kexprocIV06(a))))))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kexprocIII5(kexprocIV06(kexprocIV03(kexprocIV01(kexprocIV0(kexprocIII4(a))))))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5(kexproc4(kexprocIV04(kexprocIII6(kexprocIV01(kexprocIV0(a))))))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III6(kexprocIV04(kexprocIV03(kexprocIV02(kexprocIV0(kexprocIII4(a))))))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5(kexprocIV0(kexprocIV04(kexproc1(kexprocIV07(kexprocIV06(a))))))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1(kexproc5(kexprocIV03(kexprocIV06(kexprocIV05(kexprocIV0(a))))))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4(kexprocIV04(kexprocIV03(kexprocIV01(kexproc6(kexproc3(a))))))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kexproc6(kexprocIV05(kexprocIV03(kexprocIV01(kexprocIV06(kexprocIII6(a))))))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IV04(kexprocIV06(kexprocIV03(kexproc1(kexproc4(kexproc5(a))))))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2(kexprocIV07(kexprocIV03(kexprocIV06(kexprocIII6(kexprocIII5(a))))))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IV02(kexprocIV05(kexprocIV03(kexprocIII6(kexproc4(kexprocIII1(a))))))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kexproc5(kexprocIV05(kexprocIV03(kexprocIV02(kexproc3(kexproc2(a))))))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kexproc1(kexprocIV05(kexprocIV03(kexproc5(kexprocIII4(kexprocIV01(a))))))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kexproc1(kexprocIV04(kexprocIV03(kexprocIV02(kexprocIV05(kexproc4(a))))))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kexproc1(kexprocIV04(kexprocIV03(kexprocIV01(kexproc6(kexprocIII2(a))))))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5(kexprocIV04(kexprocIV03(kexprocIII2(kexprocIII5(kexproc6(a))))))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III5(kexproc5(kexproc3(kexprocIV0(kexprocIII3(kexprocIII1(a))))))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IV05(DUMMY(DUMMY(kexproc6(kexprocIII1(kexproc1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DUMMY(DUMMY(kexprocIII3(kexproc2(kexprocIV03(kexprocIII5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kexprocIV04(kexprocIV06(DUMMY(DUMMY(kexprocIII3(kexproc5(a))))))</text:p>
          </table:table-cell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DUMMY(DUMMY(kexprocIV0(kexprocIV07(kexprocIV04(kexproc4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DUMMY(kexprocIV02(kexproc4(kexprocIV0(kexprocIV07(DUMMY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DUMMY(kexproc6(kexprocIV04(kexprocIV0(kexprocIV05(DUMMY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DUMMY(kexproc1(kexprocIII6(kexproc2(kexprocIV07(DUMMY(a))))))</text:p>
          </table:table-cell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kexproc3(kexproc1(kexprocIV07(kexproc6(kexprocIV06(kexprocIII4(a))))))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2(kexproc5(kexproc4(kexprocIII4(kexprocIII1(kexprocIV06(a))))))</text:p>
          </table:table-cell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IV02(kexprocIV04(kexprocIII5(kexproc3(kexprocIV07(kexproc6(a))))))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kexprocIV05(kexproc4(kexprocIII3(kexprocIII2(kexprocIV04(kexproc2(a))))))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kexprocIII4(kexprocIV0(kexprocIII3(kexproc1(kexprocIV01(kexprocIII2(a))))))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6(kexproc5(kexprocIII6(kexprocIV05(kexprocIII2(kexprocIV0(a))))))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kexprocIV0(kexprocIV03(kexprocIV01(kexprocIV02(kexproc3(kexprocIII5(a))))))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kexproc3(kexprocIV05(kexprocIV04(kexprocIV07(kexproc4(DUMMY(a))))))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kexprocIV07(DUMMY(DUMMY(kexprocIII4(kexprocIV01(kexprocIV03(a))))))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IV02(kexproc4(kexprocIV06(DUMMY(DUMMY(kexprocIII1(a))))))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1(kexprocIV07(kexprocIII5(DUMMY(DUMMY(kexprocIII4(a))))))</text:p>
          </table:table-cell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kexprocIII2(kexprocIII3(kexprocIV04(kexprocIV07(kexprocIV01(kexproc2(a))))))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DUMMY(kexprocIII3(kexproc3(kexproc6(kexproc2(DUMMY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UMMY(kexprocIII5(kexprocIV05(kexproc3(kexproc1(DUMMY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DUMMY(kexprocIV0(kexprocIV03(kexproc2(kexprocIII4(DUMMY(a))))))</text:p>
          </table:table-cell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DUMMY(DUMMY(kexproc4(kexprocIII3(kexprocIV02(kexprocIV03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DUMMY(kexprocIV06(kexprocIII5(kexproc2(kexproc3(DUMMY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kexproc2(kexprocIII6(kexprocIV01(DUMMY(DUMMY(kexproc3(a))))))</text:p>
          </table:table-cell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kexprocIV0(kexproc3(kexprocIV05(kexprocIV01(DUMMY(DUMMY(a))))))</text:p>
          </table:table-cell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IV02(kexprocIV01(kexprocIII2(DUMMY(DUMMY(kexprocIII1(a))))))</text:p>
          </table:table-cell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3(kexprocIV01(kexprocIV04(kexprocIV06(kexprocIII2(kexprocIII1(a))))))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IV05(kexproc2(kexprocIV04(DUMMY(kexprocIII3(kexproc3(a))))))</text:p>
          </table:table-cell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DUMMY(DUMMY(kexprocIV05(kexprocIV04(kexproc3(kexprocIV01(a))))))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III4(kexprocIV04(DUMMY(kexprocIII1(kexprocIII3(kexprocIV06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kexprocIII3(kexprocIII1(kexprocIV04(kexproc3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DUMMY(DUMMY(kexproc4(kexprocIII4(kexprocIV06(kexproc5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DUMMY(kexprocIII5(kexprocIV06(kexproc3(kexprocIII3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DUMMY(DUMMY(kexprocIII2(kexprocIII3(kexproc1(kexprocIV02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DUMMY(DUMMY(kexprocIV0(kexprocIV07(kexprocIII5(kexprocIV04(a))))))</text:p>
          </table:table-cell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kexprocIV06(kexprocIII3(kexprocIV03(kexproc6(kexprocIV02(kexprocIV05(a))))))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DUMMY(kexprocIV05(kexprocIV03(kexprocIV07(kexproc5(kexproc6(a))))))</text:p>
          </table:table-cell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DUMMY(kexprocIV01(kexprocIV04(kexprocIII5(kexprocIII3(DUMMY(a))))))</text:p>
          </table:table-cell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DUMMY(kexprocIII5(kexprocIII2(kexproc3(kexprocIV05(DUMMY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DUMMY(kexprocIII5(kexprocIII2(kexprocIV01(kexproc2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DUMMY(DUMMY(kexprocIII5(kexprocIV06(kexprocIV0(kexprocIII1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kexprocIV06(kexprocIII2(kexprocIV03(DUMMY(DUMMY(kexprocIII3(a))))))</text:p>
          </table:table-cell>
          <table:table-cell office:value-type="float" office:value="382" calcext:value-type="float">
            <text:p>38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DUMMY(kexproc4(kexprocIV03(kexprocIV06(kexprocIII6(kexprocIV07(a))))))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2(kexprocIV07(kexprocIV04(kexprocIV03(kexprocIV02(kexprocIII2(a))))))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III4(DUMMY(kexprocIV05(kexprocIV03(kexprocIV06(kexprocIII2(a))))))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DUMMY(kexprocIII1(kexprocIII2(kexprocIII3(kexproc2(kexprocIV06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DUMMY(kexprocIII1(kexprocIV0(kexprocIII2(kexprocIII6(DUMMY(a))))))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DUMMY(kexprocIII3(kexproc4(kexprocIII4(kexprocIV01(DUMMY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4(DUMMY(DUMMY(kexproc6(kexproc3(kexprocIV04(a))))))</text:p>
          </table:table-cell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kexprocIV01(kexprocIII3(DUMMY(DUMMY(kexprocIII2(kexproc3(a))))))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2(kexprocIII5(DUMMY(DUMMY(kexprocIII4(kexprocIII1(a))))))</text:p>
          </table:table-cell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IV07(kexproc4(kexprocIV03(kexprocIII1(kexprocIV02(kexprocIV06(a))))))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kexprocIV01(kexprocIII5(kexproc2(kexprocIV04(kexprocIV03(kexprocIII6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kexprocIV06(kexprocIV05(kexprocIII4(kexprocIV03(kexproc6(DUMMY(a))))))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DUMMY(DUMMY(kexprocIV07(kexprocIV01(kexprocIII5(kexprocIV03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DUMMY(kexprocIII6(kexproc5(kexproc1(kexproc4(DUMMY(a))))))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DUMMY(DUMMY(kexproc5(kexproc1(kexprocIV05(kexproc6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UMMY(kexproc6(kexprocIV04(kexproc3(kexprocIV07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kexprocIII2(kexprocIV01(DUMMY(DUMMY(kexprocIII3(kexprocIII5(a))))))</text:p>
          </table:table-cell>
          <table:table-cell office:value-type="float" office:value="392" calcext:value-type="float">
            <text:p>39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IV06(kexproc1(kexprocIV03(kexprocIV01(kexproc5(kexprocIV02(a))))))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6(kexprocIV0(kexproc2(kexprocIV01(kexprocIV03(kexprocIII6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II6(kexprocIII5(kexprocIII1(kexprocIV04(kexproc5(DUMMY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DUMMY(kexprocIII6(kexproc2(kexproc6(kexprocIV05(DUMMY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DUMMY(DUMMY(kexprocIV03(kexprocIV02(kexproc6(kexprocIV05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DUMMY(DUMMY(kexprocIV03(kexprocIV07(kexprocIV05(kexprocIII2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DUMMY(kexprocIV03(kexproc2(kexprocIV07(kexproc3(DUMMY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DUMMY(DUMMY(kexprocIV05(kexproc4(kexprocIII3(kexprocIV07(a))))))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DUMMY(kexproc6(kexprocIII6(kexprocIII1(kexprocIV05(DUMMY(a))))))</text:p>
          </table:table-cell>
          <table:table-cell office:value-type="float" office:value="375" calcext:value-type="float">
            <text:p>37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DUMMY(kexprocIII5(kexprocIII4(kexprocIV07(kexprocIII3(a))))))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IV01(DUMMY(DUMMY(kexprocIII5(kexprocIII3(kexproc2(a))))))</text:p>
          </table:table-cell>
          <table:table-cell office:value-type="float" office:value="378" calcext:value-type="float">
            <text:p>37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5(kexprocIII3(DUMMY(DUMMY(kexprocIII2(kexproc1(a))))))</text:p>
          </table:table-cell>
          <table:table-cell office:value-type="float" office:value="382" calcext:value-type="float">
            <text:p>382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IV0(kexprocIV04(DUMMY(DUMMY(kexproc5(kexprocIV06(a))))))</text:p>
          </table:table-cell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III1(kexprocIV0(kexprocIII2(DUMMY(DUMMY(kexprocIII6(a))))))</text:p>
          </table:table-cell>
          <table:table-cell office:value-type="float" office:value="392" calcext:value-type="float">
            <text:p>392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kexproc4(kexprocIII5(kexprocIII1(kexprocIV05(kexproc6(kexprocIV03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kexprocIII1(kexprocIV05(kexprocIV07(kexprocIII5(kexprocIII6(kexprocIV01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IV05(kexprocIV0(kexproc2(kexproc4(kexprocIV04(kexprocIII5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kexproc3(DUMMY(kexprocIII6(kexproc2(kexprocIV07(kexprocIV04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III3(kexproc4(kexprocIII2(kexprocIV03(kexprocIV02(DUMMY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kexprocIV06(DUMMY(kexprocIV05(kexprocIII5(kexprocIV02(kexprocIV04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kexprocIV04(kexproc1(kexprocIII3(kexproc2(DUMMY(a))))))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DUMMY(kexprocIII4(kexprocIV04(kexproc2(kexproc3(DUMMY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kexprocIII4(kexprocIII2(kexprocIII1(kexprocIV06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DUMMY(kexprocIII3(kexprocIII4(kexprocIV07(kexprocIII5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DUMMY(kexprocIII6(kexproc4(kexproc6(kexproc2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DUMMY(kexproc4(kexprocIV02(kexprocIII6(kexprocIV05(DUMMY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DUMMY(DUMMY(kexprocIII4(kexproc5(kexprocIII3(kexproc3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kexprocIII1(kexprocIV04(kexprocIV02(kexprocIV05(DUMMY(a))))))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kexprocIV05(kexproc3(kexprocIV0(DUMMY(DUMMY(kexprocIII5(a))))))</text:p>
          </table:table-cell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DUMMY(kexprocIV05(kexprocIV03(kexproc1(kexprocIII5(DUMMY(a))))))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V07(kexproc5(kexprocIII6(kexprocIV05(kexprocIII1(kexprocIII3(a))))))</text:p>
          </table:table-cell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kexproc5(kexprocIV03(kexprocIII3(kexprocIV07(kexprocIII4(kexprocIV02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III5(kexprocIII2(kexprocIV05(kexprocIV04(kexprocIII6(kexproc1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kexproc4(kexprocIV06(kexprocIII2(kexproc5(kexproc3(kexprocIII4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IV06(DUMMY(kexproc3(kexproc2(kexproc5(kexprocIII6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IV01(kexprocIII2(kexprocIII3(DUMMY(kexprocIII6(kexproc2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kexproc6(DUMMY(kexprocIII1(kexprocIV01(kexproc5(kexproc2(a))))))</text:p>
          </table:table-cell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DUMMY(kexprocIII4(kexprocIV07(kexproc1(kexprocIV02(DUMMY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DUMMY(kexprocIV03(kexprocIV04(kexproc6(kexproc4(DUMMY(a))))))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DUMMY(kexprocIV04(kexprocIII5(kexproc3(kexprocIV0(DUMMY(a))))))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DUMMY(kexprocIV01(kexprocIII1(kexprocIV02(kexprocIV07(a))))))</text:p>
          </table:table-cell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DUMMY(kexprocIII5(kexprocIII1(kexprocIV03(kexproc5(a))))))</text:p>
          </table:table-cell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kexprocIII6(kexprocIV06(kexprocIV07(kexproc5(DUMMY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kexprocIV0(kexproc2(kexprocIV05(kexprocIV03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kexprocIV04(kexproc5(kexprocIII6(kexprocIV06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DUMMY(kexprocIV05(kexprocIV01(kexprocIII3(kexprocIII5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DUMMY(DUMMY(kexprocIV0(kexprocIV05(kexprocIII5(kexproc4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DUMMY(DUMMY(kexprocIII1(kexproc5(kexprocIV02(kexprocIV07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UMMY(kexproc4(kexprocIII2(kexprocIV06(kexprocIV02(DUMMY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kexprocIII1(kexprocIII5(kexproc6(kexproc3(DUMMY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DUMMY(DUMMY(kexprocIII3(kexprocIV01(kexprocIV04(kexprocIV07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DUMMY(DUMMY(kexprocIV07(kexprocIII6(kexproc6(kexprocIII3(a))))))</text:p>
          </table:table-cell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kexproc3(kexprocIII3(kexprocIV04(DUMMY(DUMMY(kexprocIII5(a))))))</text:p>
          </table:table-cell>
          <table:table-cell office:value-type="float" office:value="382" calcext:value-type="float">
            <text:p>382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IV03(kexproc1(DUMMY(DUMMY(kexprocIII2(kexprocIV0(a))))))</text:p>
          </table:table-cell>
          <table:table-cell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IV03(kexprocIV0(DUMMY(DUMMY(kexprocIII3(kexprocIV07(a))))))</text:p>
          </table:table-cell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kexprocIV01(kexprocIII2(kexproc3(DUMMY(DUMMY(kexprocIII1(a))))))</text:p>
          </table:table-cell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kexprocIV0(kexprocIV06(DUMMY(DUMMY(kexproc6(kexprocIII5(a))))))</text:p>
          </table:table-cell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kexprocIII3(kexproc5(kexproc6(kexprocIII4(kexproc2(kexproc1(a))))))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IV06(kexprocIII2(kexprocIV07(kexprocIV05(kexprocIV02(kexprocIII5(a))))))</text:p>
          </table:table-cell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5(kexprocIII4(kexprocIV02(kexprocIII6(kexprocIV0(kexprocIV04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kexprocIV03(kexprocIV0(kexprocIV05(kexprocIII4(kexprocIII3(kexproc1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DUMMY(kexprocIII2(kexproc1(kexproc5(kexproc3(kexprocIII3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kexproc3(kexproc5(DUMMY(kexprocIII6(kexprocIII5(kexprocIV04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2(kexprocIV06(DUMMY(kexprocIII3(kexproc6(kexprocIV01(a))))))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DUMMY(kexprocIV02(kexproc1(kexprocIII3(kexproc2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DUMMY(kexprocIV04(kexprocIII3(kexprocIV01(kexproc2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DUMMY(kexprocIV0(kexproc1(kexproc4(kexprocIII6(DUMMY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DUMMY(DUMMY(kexproc4(kexproc2(kexprocIII2(kexprocIV01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DUMMY(kexproc5(kexprocIV03(kexproc2(kexprocIV05(DUMMY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DUMMY(kexprocIV03(kexprocIV06(kexproc2(kexprocIII1(DUMMY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kexprocIII1(kexprocIII6(kexprocIII5(kexproc4(DUMMY(a))))))</text:p>
          </table:table-cell>
          <table:table-cell office:value-type="float" office:value="373" calcext:value-type="float">
            <text:p>37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kexproc6(kexprocIV02(kexproc5(kexprocIII1(DUMMY(a))))))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DUMMY(DUMMY(kexprocIII1(kexprocIV06(kexproc4(kexproc5(a))))))</text:p>
          </table:table-cell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DUMMY(kexprocIII2(kexprocIV04(kexprocIII3(kexprocIV0(a))))))</text:p>
          </table:table-cell>
          <table:table-cell office:value-type="float" office:value="375" calcext:value-type="float">
            <text:p>375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III6(kexprocIV01(DUMMY(DUMMY(kexproc6(kexproc5(a))))))</text:p>
          </table:table-cell>
          <table:table-cell office:value-type="float" office:value="386" calcext:value-type="float">
            <text:p>386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IV02(DUMMY(kexprocIII4(kexproc2(kexprocIII3(kexproc4(a))))))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III3(kexproc1(kexprocIV04(kexprocIV07(kexprocIV06(kexproc2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kexprocIII2(kexprocIV06(kexprocIII3(kexprocIII4(kexprocIV02(kexprocIV01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DUMMY(kexprocIII4(kexproc3(kexproc1(kexprocIV03(kexproc4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kexprocIV02(DUMMY(kexprocIII2(kexprocIII3(kexprocIV07(kexprocIV06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kexprocIV05(kexprocIV0(kexprocIV07(DUMMY(kexproc1(kexprocIII4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DUMMY(DUMMY(kexprocIV04(kexproc1(kexproc2(kexprocIV06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III5(kexprocIV02(kexproc1(kexprocIV04(kexprocIV06(DUMMY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III4(DUMMY(kexproc1(kexprocIII2(kexprocIV05(kexprocIII5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kexprocIV0(kexprocIII4(kexproc2(kexprocIII5(DUMMY(kexprocIII2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III2(kexprocIV03(kexproc3(DUMMY(kexprocIII4(kexprocIV06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DUMMY(kexprocIV02(kexprocIII5(kexproc3(kexprocIV06(DUMMY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DUMMY(DUMMY(kexprocIII6(kexprocIV03(kexprocIV06(kexprocIV0(a))))))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kexprocIII1(kexproc4(DUMMY(kexprocIII4(kexproc5(kexprocIV04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DUMMY(kexprocIII5(kexprocIII4(kexprocIV05(kexprocIII3(DUMMY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DUMMY(kexprocIV04(kexprocIV03(kexprocIII3(kexprocIV02(DUMMY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DUMMY(kexprocIII5(kexprocIV02(kexprocIII6(kexprocIV0(a))))))</text:p>
          </table:table-cell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DUMMY(kexprocIII5(kexprocIII6(kexproc2(kexproc3(DUMMY(a))))))</text:p>
          </table:table-cell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DUMMY(DUMMY(kexprocIII2(kexprocIV02(kexprocIII3(kexproc1(a))))))</text:p>
          </table:table-cell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4(kexproc1(kexprocIV03(DUMMY(DUMMY(kexprocIV05(a))))))</text:p>
          </table:table-cell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kexprocIV04(kexprocIII5(kexproc4(DUMMY(DUMMY(kexprocIII4(a))))))</text:p>
          </table:table-cell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IV06(kexproc3(DUMMY(DUMMY(kexprocIII4(kexprocIII3(a))))))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1(kexprocIV05(kexprocIV03(kexprocIII6(kexprocIV07(kexprocIV04(a))))))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IV07(kexprocIII3(kexprocIII6(kexproc5(kexproc3(kexprocIV02(a))))))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kexprocIII3(kexprocIII4(kexproc4(kexproc5(kexprocIV06(kexprocIV07(a))))))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3(kexprocIII6(kexprocIV04(kexprocIII3(kexproc5(kexprocIV05(a))))))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kexprocIII1(kexprocIV04(kexprocIV06(kexprocIV01(kexprocIII3(kexprocIII5(a))))))</text:p>
          </table:table-cell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III6(kexproc5(kexprocIV07(kexproc3(kexproc1(kexprocIV04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kexprocIV03(kexproc4(kexproc3(kexprocIII1(kexprocIV04(kexprocIII2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kexprocIII4(kexproc2(kexproc5(kexproc1(kexprocIV06(kexprocIII1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IV03(kexprocIII4(kexproc4(kexproc6(kexprocIV07(kexproc1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kexproc3(kexprocIV04(kexprocIII5(kexproc5(kexprocIV01(DUMMY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DUMMY(kexprocIII2(kexproc1(kexprocIV03(kexproc6(kexprocIII5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DUMMY(kexproc4(kexprocIV03(kexprocIV04(kexprocIV02(DUMMY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DUMMY(DUMMY(kexprocIV05(kexprocIV02(kexprocIV04(kexprocIII6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DUMMY(DUMMY(kexprocIII4(kexproc5(kexprocIV05(kexproc4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DUMMY(kexproc6(kexprocIII4(kexprocIV05(kexprocIV01(DUMMY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DUMMY(kexprocIII1(kexprocIV03(kexprocIV04(kexprocIII5(DUMMY(a))))))</text:p>
          </table:table-cell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kexprocIII2(kexprocIV04(kexproc6(kexprocIV0(DUMMY(a))))))</text:p>
          </table:table-cell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kexprocIII6(kexprocIII1(kexprocIV04(DUMMY(DUMMY(kexproc6(a))))))</text:p>
          </table:table-cell>
          <table:table-cell office:value-type="float" office:value="392" calcext:value-type="float">
            <text:p>392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kexprocIV01(kexprocIV04(kexprocIV07(kexprocIII5(kexproc4(kexprocIII3(a))))))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5(kexprocIII1(kexprocIV03(kexprocIV02(kexprocIV0(kexprocIV06(a))))))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kexprocIII1(kexprocIV06(kexprocIV05(kexproc6(kexprocIII4(kexprocIV0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III3(kexprocIV02(kexprocIV05(kexprocIII5(kexprocIV06(kexproc6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kexprocIV06(kexprocIII3(kexprocIV07(kexproc6(kexprocIV0(kexprocIII2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6(kexprocIV02(kexprocIII1(kexprocIV05(kexproc2(kexprocIII6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DUMMY(kexprocIII6(kexprocIV03(kexprocIV01(kexprocIII5(kexprocIV02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DUMMY(kexprocIV07(kexproc3(kexproc2(kexprocIV03(kexprocIII5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kexproc4(kexprocIV03(kexprocIV04(kexprocIII6(DUMMY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DUMMY(DUMMY(kexprocIV03(kexprocIII2(kexprocIV05(kexproc6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DUMMY(kexprocIV05(kexproc4(kexprocIV01(kexprocIII3(DUMMY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DUMMY(kexprocIV03(kexproc6(kexprocIII1(kexprocIII3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DUMMY(DUMMY(kexprocIV05(kexproc1(kexproc5(kexproc4(a))))))</text:p>
          </table:table-cell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DUMMY(kexproc6(kexprocIII2(kexproc3(kexprocIV01(DUMMY(a))))))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IV05(kexprocIII3(kexprocIV03(kexproc1(kexprocIV04(kexproc3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kexproc1(kexprocIII2(kexprocIV06(kexprocIII3(kexprocIV03(kexprocIV02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kexproc6(kexprocIII6(kexprocIV03(kexprocIII1(kexprocIV0(kexproc5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DUMMY(kexprocIV01(kexprocIV04(kexprocIII6(kexprocIII2(kexproc5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kexprocIII4(DUMMY(kexprocIV03(kexprocIV04(kexprocIV07(kexproc4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DUMMY(kexprocIV07(kexprocIV05(kexprocIV06(kexproc4(kexprocIII5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5(kexprocIV03(kexprocIV06(DUMMY(kexproc6(kexproc1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III1(kexprocIV01(kexproc4(DUMMY(kexprocIV05(kexprocIII2(a))))))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IV03(kexprocIV04(kexprocIV05(DUMMY(DUMMY(kexprocIV07(a))))))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III3(kexprocIII6(kexproc4(kexproc3(DUMMY(DUMMY(a))))))</text:p>
          </table:table-cell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kexproc1(kexprocIV03(kexprocIV04(DUMMY(DUMMY(kexprocIV06(a))))))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III2(kexprocIV04(kexprocIV03(kexprocIV01(kexprocIV06(DUMMY(a))))))</text:p>
          </table:table-cell>
          <table:table-cell office:value-type="float" office:value="291" calcext:value-type="float">
            <text:p>29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DUMMY(kexproc5(kexproc2(kexproc6(kexprocIV03(kexprocIII2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kexproc4(kexproc5(kexprocIV05(kexprocIV0(kexproc2(DUMMY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UMMY(kexprocIV04(kexprocIV03(kexproc1(kexproc3(kexprocIII2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DUMMY(kexprocIII3(kexprocIV03(kexprocIV01(kexprocIII4(kexprocIII1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II2(kexproc2(kexprocIV05(kexprocIV02(kexprocIV07(DUMMY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III1(kexprocIII6(kexprocIV03(kexproc1(kexprocIII5(DUMMY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DUMMY(kexprocIII1(kexprocIV03(kexproc3(kexprocIV01(kexproc6(a))))))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DUMMY(kexprocIII4(kexprocIV03(kexprocIV06(kexprocIII2(kexprocIV05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DUMMY(kexproc2(kexprocIV03(kexproc1(kexprocIII1(DUMMY(a))))))</text:p>
          </table:table-cell>
          <table:table-cell office:value-type="float" office:value="367" calcext:value-type="float">
            <text:p>367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kexprocIV0(kexproc6(kexprocIV04(kexproc5(DUMMY(kexprocIII4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DUMMY(kexprocIII1(kexprocIV04(kexproc4(kexprocIII2(kexprocIV07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DUMMY(DUMMY(kexprocIV04(kexprocIV01(kexprocIII3(kexproc1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DUMMY(kexprocIV04(kexprocIV03(kexproc5(kexprocIII1(DUMMY(a))))))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kexprocIII2(kexproc5(kexproc4(kexprocIV05(DUMMY(DUMMY(a))))))</text:p>
          </table:table-cell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4(kexprocIV04(kexprocIV03(kexproc5(kexproc6(kexprocIII3(a))))))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IV03(kexprocIV01(kexprocIV04(kexproc1(kexprocIII4(kexproc2(a))))))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kexprocIV06(kexprocIII4(kexprocIV03(kexproc6(kexprocIII1(kexprocIV01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kexproc4(kexproc2(kexprocIV03(kexprocIII6(kexproc1(kexprocIII1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kexprocIV0(kexproc1(kexprocIV03(kexproc4(kexprocIV04(kexprocIII3(a))))))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kexprocIV01(kexprocIII2(kexprocIV03(kexprocIV02(kexproc6(kexprocIII5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1(kexproc2(kexprocIV03(kexprocIV01(kexproc6(kexprocIII6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kexproc1(kexprocIV01(kexprocIV04(kexprocIV02(kexprocIV0(DUMMY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kexprocIV06(kexprocIV07(kexprocIV03(kexproc2(DUMMY(DUMMY(a))))))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kexprocIII6(kexproc3(kexprocIV03(kexproc5(DUMMY(DUMMY(a))))))</text:p>
          </table:table-cell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2(kexprocIII2(kexprocIV03(kexprocIV06(kexprocIII6(kexprocIII4(a))))))</text:p>
          </table:table-cell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4(kexprocIV0(kexprocIV05(kexprocIII4(kexprocIV02(kexprocIV01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V01(kexprocIV02(kexprocIV05(kexproc1(kexproc5(kexprocIII1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4(kexprocIII4(kexprocIV03(kexproc2(kexproc1(kexproc6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kexprocIII6(kexproc1(kexprocIV03(kexprocIII5(kexproc2(kexprocIV07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6(kexprocIV01(kexprocIV07(kexproc4(kexprocIII5(kexprocIII3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IV01(kexprocIV07(kexprocIV04(kexprocIII4(kexprocIV02(kexprocIV0(a))))))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5(kexproc4(kexprocIV04(kexprocIII4(kexprocIII6(kexproc3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III5(kexproc1(kexprocIV03(kexproc3(kexprocIII2(DUMMY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6(kexprocIV04(kexprocIV03(kexprocIII4(kexproc1(DUMMY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DUMMY(kexprocIV0(kexprocIV04(kexproc2(kexprocIV05(kexproc6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kexprocIII1(DUMMY(kexprocIV03(kexproc2(kexprocIII4(kexprocIII6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II6(kexprocIV0(kexprocIV04(kexprocIII4(kexproc6(kexprocIII2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2(kexproc4(kexprocIV03(kexprocIV07(kexprocIII3(kexproc6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kexproc4(kexprocIV05(kexprocIV03(DUMMY(kexproc6(kexprocIV02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6(kexprocIV03(kexprocIV06(kexprocIII5(DUMMY(kexprocIV07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kexprocIII1(kexproc2(kexprocIV03(kexproc6(kexprocIII5(DUMMY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DUMMY(kexprocIV06(kexprocIV03(kexprocIV0(kexprocIV01(DUMMY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kexproc1(kexprocIV05(kexprocIV03(DUMMY(kexprocIII6(kexprocIII4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DUMMY(kexprocIV03(kexprocIV05(kexproc5(kexprocIII3(DUMMY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kexprocIII6(kexprocIV04(kexprocIV03(DUMMY(DUMMY(kexprocIV05(a))))))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V05(kexproc2(kexprocIV03(DUMMY(DUMMY(kexprocIII4(a))))))</text:p>
          </table:table-cell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kexproc4(kexprocIV05(kexprocIV03(kexproc6(kexprocIV01(kexprocIV0(a))))))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IV01(kexproc5(kexprocIV03(kexprocIII5(kexprocIII6(kexproc4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DUMMY(kexprocIV06(kexprocIV04(kexprocIV0(kexproc1(kexprocIV01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IV01(DUMMY(kexprocIV03(kexprocIII3(kexproc3(kexprocIV06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III2(kexproc2(kexprocIV03(kexproc5(kexprocIV01(DUMMY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DUMMY(kexproc2(kexprocIV03(kexproc1(kexprocIV01(kexproc5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DUMMY(kexprocIII2(kexprocIV03(kexproc1(kexproc3(kexprocIII4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2(kexprocIV07(kexprocIV03(kexprocIII3(kexprocIII2(kexprocIV06(a))))))</text:p>
          </table:table-cell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III4(kexprocIV06(kexprocIV03(kexprocIII6(kexprocIII5(kexprocIV0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kexprocIII6(kexprocIV07(kexprocIV03(kexproc1(kexprocIII3(kexprocIV06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kexprocIV04(kexproc4(kexprocIV03(kexproc6(kexproc1(kexprocIII1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III4(kexprocIV04(kexprocIV03(kexprocIII5(kexprocIII1(kexprocIV06(a))))))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5(kexproc1(kexprocIV03(kexprocIV02(kexprocIII3(DUMMY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DUMMY(kexproc4(kexprocIV03(kexprocIII4(kexprocIV05(DUMMY(a))))))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3(kexprocIV04(kexprocIV03(kexproc1(kexprocIII6(kexprocIV06(a))))))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kexproc5(kexprocIV07(kexprocIV03(kexproc4(kexprocIII3(kexprocIV05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kexprocIV06(kexprocIV04(kexprocIV03(kexprocIII4(kexproc2(kexprocIII3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DUMMY(kexprocIV07(kexprocIV03(kexprocIV05(kexprocIII2(kexproc2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kexprocIV05(kexprocIV03(kexprocIII5(kexproc6(kexprocIII3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DUMMY(kexprocIV05(kexprocIV03(kexproc6(kexprocIV01(DUMMY(a))))))</text:p>
          </table:table-cell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III6(kexprocIV07(kexprocIV03(kexproc1(kexproc2(kexprocIV04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DUMMY(kexprocIV06(kexprocIV03(kexprocIII2(kexprocIV07(kexprocIII6(a))))))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5(kexprocIV05(kexprocIV03(kexprocIII3(kexprocIII1(kexproc6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kexprocIII4(kexprocIV04(kexprocIV03(kexproc1(kexprocIV0(DUMMY(a))))))</text:p>
          </table:table-cell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DUMMY(kexprocIV04(kexprocIV03(kexprocIV06(kexproc1(DUMMY(a))))))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kexproc5(kexprocIV05(kexprocIV03(DUMMY(DUMMY(kexprocIII1(a))))))</text:p>
          </table:table-cell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III6(kexprocIV05(kexprocIV03(DUMMY(DUMMY(kexprocIII2(a))))))</text:p>
          </table:table-cell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III4(kexprocIV06(kexprocIV03(kexprocIII6(kexprocIV02(kexprocIV01(a))))))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IV04(kexprocIV06(kexprocIV03(kexprocIV07(kexprocIII4(kexprocIII5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II5(kexprocIV05(kexprocIV03(kexprocIV07(kexproc2(kexproc1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IV04(kexprocIV06(kexprocIV03(kexprocIV05(kexprocIII1(kexprocIII3(a))))))</text:p>
          </table:table-cell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5(kexprocIV04(kexprocIV03(kexprocIII1(kexprocIV06(kexproc3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IV01(kexproc1(kexprocIV03(kexproc4(kexprocIV07(kexprocIV05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kexproc6(kexprocIV05(kexprocIV03(kexprocIV02(kexprocIII5(kexprocIII2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kexprocIV0(kexprocIV07(kexprocIV03(kexprocIII3(kexproc5(kexprocIV02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kexproc4(kexprocIV04(kexprocIV03(kexprocIV02(kexproc3(kexproc1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IV05(kexprocIV06(kexprocIV03(kexprocIII6(kexprocIV02(kexprocIII5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IV04(kexprocIV06(kexprocIV03(kexprocIV01(DUMMY(kexproc3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6(kexprocIV07(kexprocIV03(kexprocIII2(kexproc3(kexproc5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DUMMY(kexprocIV05(kexprocIV03(kexprocIII2(kexprocIV04(kexprocIII1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4(kexprocIII1(kexprocIV03(DUMMY(kexprocIII2(kexprocIV01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kexprocIV04(kexproc5(kexprocIV03(DUMMY(kexproc6(kexproc2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2(kexprocIV06(kexprocIV03(DUMMY(DUMMY(kexproc3(a))))))</text:p>
          </table:table-cell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IV02(kexprocIV05(kexprocIV03(kexproc4(kexproc3(kexprocIV06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IV04(kexprocIV07(kexprocIV03(kexprocIV02(kexproc3(kexprocIII4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4(kexproc3(kexprocIV03(kexprocIII5(kexprocIV07(kexproc5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IV0(kexproc4(kexprocIV03(kexproc1(kexprocIV07(kexprocIII5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4(kexprocIV04(kexprocIV03(kexprocIV06(kexproc3(kexprocIII4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II4(kexprocIV05(kexprocIV03(kexprocIII2(kexprocIV01(kexprocIV02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kexprocIV01(kexprocIV05(kexprocIV03(kexproc6(kexprocIV02(kexprocIII3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IV05(kexprocIV06(kexprocIV03(kexprocIII3(kexproc4(kexproc5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kexproc1(kexprocIV04(kexprocIV03(kexprocIII6(kexprocIII5(kexprocIV07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kexprocIII4(kexprocIV04(kexprocIV03(kexprocIV02(kexproc2(DUMMY(a))))))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DUMMY(kexprocIV06(kexprocIV03(kexprocIV05(kexprocIV01(kexproc6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DUMMY(kexprocIV07(kexprocIV03(kexprocIV0(kexproc1(kexproc4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II2(kexprocIV05(kexprocIV03(kexprocIV0(DUMMY(kexproc2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kexprocIII2(kexprocIV07(kexprocIV03(kexprocIV0(kexprocIV02(kexproc3(a))))))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kexprocIII3(kexprocIV04(kexprocIV03(kexproc4(kexproc5(kexprocIII5(a))))))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III3(kexprocIV05(kexprocIV03(kexproc3(kexprocIV0(kexproc1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kexproc3(kexprocIV04(kexprocIV03(kexproc4(kexprocIV06(kexprocIII3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3(kexprocIV05(kexprocIV03(kexprocIII5(kexprocIII6(kexprocIII2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kexproc1(kexprocIV04(kexprocIV03(kexproc5(kexprocIII3(kexprocIII1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kexprocIV0(kexprocIV05(kexprocIV03(kexprocIII2(kexprocIV07(kexprocIII4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kexprocIV02(kexprocIV06(kexprocIV03(kexprocIV07(kexprocIII4(kexprocIII3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kexprocIV06(kexprocIV04(kexprocIV03(kexproc6(DUMMY(kexproc3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IV07(kexprocIV04(kexprocIV03(kexproc1(kexprocIII1(kexprocIV0(a))))))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1(kexprocIV04(kexprocIV03(kexprocIV0(kexprocIV02(kexprocIII1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2(kexprocIV04(kexprocIV03(kexprocIII3(kexprocIV06(kexproc1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3(kexprocIV05(kexprocIV03(kexprocIII2(kexprocIV07(kexproc6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kexproc1(kexprocIV04(kexprocIV03(kexprocIII2(kexprocIII1(kexproc2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kexprocIV07(kexprocIV04(kexprocIV03(kexprocIV0(kexprocIV01(kexproc1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kexproc3(kexprocIV04(kexprocIV03(kexprocIV07(kexprocIV02(kexprocIV0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III3(kexprocIV04(kexprocIV03(kexproc2(kexprocIV07(kexprocIV06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IV04(kexprocIV05(kexprocIV03(kexprocIII5(kexprocIII4(kexproc2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II1(kexprocIV04(kexprocIV03(kexprocIV01(kexproc4(DUMMY(a))))))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IV07(kexprocIV06(kexprocIV03(kexprocIII4(DUMMY(kexproc1(a))))))</text:p>
          </table:table-cell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kexproc4(kexprocIV05(kexprocIV03(kexprocIII2(kexprocIV02(kexprocIV06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kexprocIV07(kexprocIV05(kexprocIV03(kexproc2(kexprocIV02(kexproc1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kexprocIV07(kexprocIV04(kexprocIV03(kexprocIV0(kexproc2(kexprocIII1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III3(kexprocIV04(kexprocIV03(DUMMY(kexprocIII5(kexprocIII6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6(kexprocIV04(kexprocIV03(kexprocIII4(kexproc3(kexprocIV05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6(kexprocIV04(kexprocIV03(kexproc4(kexprocIII1(kexproc1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2(kexprocIV04(kexprocIV03(kexproc5(kexprocIV02(kexprocIII2(a))))))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4(kexprocIV04(kexprocIV03(kexprocIV07(kexprocIII2(kexprocIII5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kexprocIII2(kexprocIV04(kexprocIV03(kexprocIV02(kexproc1(kexprocIII3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6(kexprocIV04(kexprocIV03(kexprocIII3(kexproc2(kexprocIV06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DUMMY(kexprocIV04(kexprocIV03(kexprocIII1(kexprocIV07(kexproc3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kexprocIII2(kexprocIV05(kexprocIV03(kexprocIV0(kexprocIII1(kexprocIV07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III2(kexprocIV04(kexprocIV03(kexproc1(kexprocIV06(kexproc5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2(kexprocIV04(kexprocIV03(kexprocIV0(kexproc6(kexprocIV02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kexprocIV07(kexprocIV04(kexprocIV03(kexproc2(kexprocIII1(DUMMY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kexproc1(kexprocIV04(kexprocIV03(kexprocIV0(kexproc3(DUMMY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1(kexprocIV04(kexprocIV03(kexprocIII3(kexproc4(kexprocIII6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IV06(kexprocIV04(kexprocIV03(kexprocIII2(kexprocIV07(kexproc6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2(kexprocIV04(kexprocIV03(kexproc5(kexprocIV07(kexproc4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III2(kexprocIV04(kexprocIV03(kexprocIV02(kexproc4(kexprocIII1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5(kexprocIV04(kexprocIV03(kexprocIV0(kexprocIII2(kexprocIII4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III6(kexprocIV04(kexprocIV03(kexproc6(kexprocIV0(DUMMY(a))))))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IV07(kexprocIV04(kexprocIV03(kexprocIV0(kexproc3(kexprocIII5(a))))))</text:p>
          </table:table-cell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kexprocIII1(kexprocIV04(kexprocIV03(kexproc2(kexprocIV0(kexprocIV01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IV07(kexprocIV04(kexprocIV03(kexprocIII1(kexproc1(kexproc4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5(kexprocIV04(kexprocIV03(kexprocIII3(kexprocIV0(DUMMY(a))))))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IV07(kexprocIV04(kexprocIV03(DUMMY(kexprocIV02(kexprocIII2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IV07(kexprocIV04(kexprocIV03(kexprocIII3(kexprocIV01(kexprocIII2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IV06(kexprocIV04(kexprocIV03(kexprocIV01(kexprocIV07(kexprocIV02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kexproc4(kexprocIV04(kexprocIV03(kexproc2(kexprocIII6(kexproc3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kexprocIV06(kexprocIV04(kexprocIV03(kexproc5(kexprocIV01(kexprocIV07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2(kexprocIV04(kexprocIV03(kexprocIV02(kexprocIV01(kexproc4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kexprocIV06(kexprocIV04(kexprocIV03(kexprocIV02(kexproc6(kexprocIV07(a))))))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kexprocIV07(kexprocIV04(kexprocIV03(kexprocIV0(kexprocIII4(kexproc5(a))))))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IV07(kexprocIV04(kexprocIV03(kexprocIV05(DUMMY(kexproc3(a))))))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kexprocIV06(kexprocIV04(kexprocIV03(kexproc6(kexprocIII6(kexprocIV02(a))))))</text:p>
          </table:table-cell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kexprocIV05(kexprocIV04(kexprocIV03(kexprocIV02(kexprocIV01(kexprocIV0(a))))))</text:p>
          </table:table-cell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  <table:database-ranges>
        <table:database-range table:name="__Anonymous_Sheet_DB__0" table:target-range-address="'keyexp_test-MAX-SUCC_D30-6'.A1:'keyexp_test-MAX-SUCC_D30-6'.E464" table:contains-header="false">
          <table:sort>
            <table:sort-by table:field-number="4" table:order="descending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6T15:54:58.926000729</dc:date>
    <meta:editing-duration>PT27M19S</meta:editing-duration>
    <meta:editing-cycles>4</meta:editing-cycles>
    <meta:generator>LibreOffice/6.3.4.2.0$Linux_X86_64 LibreOffice_project/30$Build-2</meta:generator>
    <meta:document-statistic meta:table-count="1" meta:cell-count="2320" meta:object-count="0"/>
  </office:meta>
</office:document-meta>
</file>